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1aa772"/>
    </style:style>
    <style:style style:name="P2" style:family="paragraph" style:parent-style-name="Standard">
      <style:text-properties fo:font-weight="bold" officeooo:paragraph-rsid="001aa772" style:font-weight-asian="bold" style:font-weight-complex="bold"/>
    </style:style>
    <style:style style:name="P3" style:family="paragraph" style:parent-style-name="Standard">
      <style:text-properties fo:font-weight="bold" officeooo:rsid="001aa772" officeooo:paragraph-rsid="001aa772" style:font-weight-asian="bold" style:font-weight-complex="bold"/>
    </style:style>
    <style:style style:name="P4" style:family="paragraph" style:parent-style-name="Standard">
      <style:text-properties fo:font-weight="bold" officeooo:rsid="001aa772" officeooo:paragraph-rsid="0020071a" style:font-weight-asian="bold" style:font-weight-complex="bold"/>
    </style:style>
    <style:style style:name="P5" style:family="paragraph" style:parent-style-name="Standard">
      <style:text-properties fo:font-weight="bold" officeooo:rsid="0020071a" officeooo:paragraph-rsid="0020071a" style:font-weight-asian="bold" style:font-weight-complex="bold"/>
    </style:style>
    <style:style style:name="P6" style:family="paragraph" style:parent-style-name="Standard">
      <style:text-properties officeooo:paragraph-rsid="001e037c"/>
    </style:style>
    <style:style style:name="P7" style:family="paragraph" style:parent-style-name="Standard">
      <style:text-properties fo:font-size="14pt" fo:font-weight="bold" officeooo:rsid="001aa772" officeooo:paragraph-rsid="001aa772" style:font-size-asian="14pt" style:font-weight-asian="bold" style:font-size-complex="14pt" style:font-weight-complex="bold"/>
    </style:style>
    <style:style style:name="P8" style:family="paragraph" style:parent-style-name="Standard">
      <style:text-properties officeooo:rsid="001aa772" officeooo:paragraph-rsid="001aa772"/>
    </style:style>
    <style:style style:name="P9" style:family="paragraph" style:parent-style-name="Standard">
      <style:text-properties officeooo:rsid="001f43b4" officeooo:paragraph-rsid="001e037c"/>
    </style:style>
    <style:style style:name="P10" style:family="paragraph" style:parent-style-name="Standard">
      <style:text-properties officeooo:rsid="0020071a" officeooo:paragraph-rsid="0020071a"/>
    </style:style>
    <style:style style:name="P11" style:family="paragraph" style:parent-style-name="Standard">
      <style:text-properties officeooo:paragraph-rsid="00346f0a"/>
    </style:style>
    <style:style style:name="T1" style:family="text">
      <style:text-properties officeooo:rsid="001aa772"/>
    </style:style>
    <style:style style:name="T2" style:family="text">
      <style:text-properties officeooo:rsid="001c5be2"/>
    </style:style>
    <style:style style:name="T3" style:family="text">
      <style:text-properties officeooo:rsid="001e0056"/>
    </style:style>
    <style:style style:name="T4" style:family="text">
      <style:text-properties officeooo:rsid="001e037c"/>
    </style:style>
    <style:style style:name="T5" style:family="text">
      <style:text-properties officeooo:rsid="001f43b4"/>
    </style:style>
    <style:style style:name="T6" style:family="text">
      <style:text-properties officeooo:rsid="002169bf"/>
    </style:style>
    <style:style style:name="T7" style:family="text">
      <style:text-properties officeooo:rsid="0022ced3"/>
    </style:style>
    <style:style style:name="T8" style:family="text">
      <style:text-properties officeooo:rsid="00241490"/>
    </style:style>
    <style:style style:name="T9" style:family="text">
      <style:text-properties officeooo:rsid="00287828"/>
    </style:style>
    <style:style style:name="T10" style:family="text">
      <style:text-properties officeooo:rsid="002905a9"/>
    </style:style>
    <style:style style:name="T11" style:family="text">
      <style:text-properties officeooo:rsid="002abcec"/>
    </style:style>
    <style:style style:name="T12" style:family="text">
      <style:text-properties officeooo:rsid="002c498d"/>
    </style:style>
    <style:style style:name="T13" style:family="text">
      <style:text-properties officeooo:rsid="003036c0"/>
    </style:style>
    <style:style style:name="T14" style:family="text">
      <style:text-properties officeooo:rsid="00305511"/>
    </style:style>
    <style:style style:name="T15" style:family="text">
      <style:text-properties officeooo:rsid="003152e4"/>
    </style:style>
    <style:style style:name="T16" style:family="text">
      <style:text-properties officeooo:rsid="0031ec4e"/>
    </style:style>
    <style:style style:name="T17" style:family="text">
      <style:text-properties officeooo:rsid="00334799"/>
    </style:style>
    <style:style style:name="T18" style:family="text">
      <style:text-properties officeooo:rsid="00346f0a"/>
    </style:style>
    <style:style style:name="T19" style:family="text">
      <style:text-properties officeooo:rsid="00374e0a"/>
    </style:style>
    <style:style style:name="T20" style:family="text">
      <style:text-properties officeooo:rsid="00381466"/>
    </style:style>
    <style:style style:name="T21" style:family="text">
      <style:text-properties officeooo:rsid="00381bc2"/>
    </style:style>
    <style:style style:name="T22" style:family="text">
      <style:text-properties officeooo:rsid="003923fd"/>
    </style:style>
    <style:style style:name="T23" style:family="text">
      <style:text-properties officeooo:rsid="003a914d"/>
    </style:style>
    <style:style style:name="T24" style:family="text">
      <style:text-properties officeooo:rsid="003b16ba"/>
    </style:style>
    <style:style style:name="T25" style:family="text">
      <style:text-properties officeooo:rsid="003c6c10"/>
    </style:style>
    <style:style style:name="T26" style:family="text">
      <style:text-properties officeooo:rsid="003e2654"/>
    </style:style>
    <style:style style:name="T27" style:family="text">
      <style:text-properties officeooo:rsid="003e7d83"/>
    </style:style>
    <style:style style:name="T28" style:family="text">
      <style:text-properties officeooo:rsid="004061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utore:<text:tab/><text:tab/><text:tab/>Carlo Carraro</text:p>
      <text:p text:style-name="P7">Framework valutato:<text:tab/>Kobold2D <text:span text:style-name="T10">(basato su </text:span><text:span text:style-name="T11">framework </text:span><text:span text:style-name="T10">Cocos2D)</text:span></text:p>
      <text:p text:style-name="P7">Data:<text:tab/><text:tab/><text:tab/><text:tab/><text:span text:style-name="T12">9 </text:span>Settembre 2013</text:p>
      <text:p text:style-name="P7"/>
      <text:p text:style-name="P8"/>
      <text:p text:style-name="P3">Licenze e costi</text:p>
      <text:p text:style-name="P3">Valutazione: 5</text:p>
      <text:p text:style-name="P8"/>
      <text:p text:style-name="P8">Free/Open Source, Licenza MIT. Si può ridistribuire codice basato su quest<text:span text:style-name="T7">o</text:span> framework sia in modalità open source sia senza rilasciare il codice sorgente. <text:span text:style-name="T8">E</text:span>siste <text:span text:style-name="T9">un</text:span> prodotto <text:span text:style-name="T9">commerciale basato su Kobold2D</text:span>, chiamato KoboldTouch, che prevede una licenza a pagamento con abbonamento. </text:p>
      <text:p text:style-name="P8"/>
      <text:p text:style-name="P8"/>
      <text:p text:style-name="P3">API</text:p>
      <text:p text:style-name="P3">Valutazione: 5</text:p>
      <text:p text:style-name="P8"/>
      <text:p text:style-name="P8">Il framework è nativo, per cui le funzionalità del dispositivo si possono sfruttare al massimo. Cocos2D implementa un motore grafico per giochi in 2D ed è basato su OpenGL. Ci sono centinaia di API messe a disposizione che consentono di velocizzare le operazioni tipiche dei giochi in 2D. Qualche conoscenza di base su OpenGL sarebbe utile (ma non necessaria). </text:p>
      <text:p text:style-name="P8"/>
      <text:p text:style-name="P8"/>
      <text:p text:style-name="P3">Tutorial</text:p>
      <text:p text:style-name="P3">Valutazione: 4</text:p>
      <text:p text:style-name="P8"/>
      <text:p text:style-name="P8">Variati documenti disponibili in rete: Programming Guide, spiegazioni nell<text:span text:style-name="T13">a</text:span> stessa documentazione API, FAQ online, Video Tutorial, sia per utenti alle prime armi che per utenti avanzati. Inoltre sono disponibili numerosi esempi distribuiti insieme al codice sorgente del framework; <text:span text:style-name="T14">s</text:span>u App Store sono apparse numerose varianti di giochi classici basati su <text:span text:style-name="T14">questi </text:span>esempi e con grafica personalizzata.</text:p>
      <text:p text:style-name="P8">Si possono inoltre acquistare numerosi libri scritti da esperti <text:span text:style-name="T15">(anche</text:span> gli stessi sviluppatori del framework<text:span text:style-name="T15">)</text:span> che aiutano a<text:span text:style-name="T15">d</text:span> imparare ad utilizzare il framework seguendo un percorso logico (utile per chi non ha idea di come iniziare e che non sa quali sono <text:span text:style-name="T15">i principi</text:span> fondamentali su cui si basa un qualsiasi framework per sviluppare giochi).</text:p>
      <text:p text:style-name="P8"/>
      <text:p text:style-name="P8"/>
      <text:p text:style-name="P3">Community</text:p>
      <text:p text:style-name="P3">Valutazione: 5</text:p>
      <text:p text:style-name="P8"/>
      <text:p text:style-name="P8">La community di Cocos2D è immensa. Nell'App Store sono stati distribuiti migliaia di giochi basati su questo framework. In rete si possono trovare moltissimi esempi di codice, risposte a domande, documentazione. Gli sviluppatori sono molto attivi: il mercato dei giochi è in continua espansione. Alcuni sviluppatori sono pagati da importanti aziende per mantenere il framework; queste aziende sviluppano giochi basati <text:span text:style-name="T16">s</text:span>u <text:span text:style-name="T25">di esso</text:span>. Molti sviluppatori contribuiscono alla crescita <text:span text:style-name="T16">del framework</text:span> ritornando alla comunità pezzi di codice e migliorie.</text:p>
      <text:p text:style-name="P8"/>
      <text:p text:style-name="P3">Sforzo realizzativo</text:p>
      <text:p text:style-name="P3">Valutazione: 2</text:p>
      <text:p text:style-name="P8"/>
      <text:p text:style-name="P11"><text:span text:style-name="T1">Lo sforzo iniziale è notevole. Richiede di avere una certa confidenza sia con il linguaggio di programmazione C che con il linguaggio Objective-C. Le API di cui ci si può avvalere sono come già detto centinaia e per capire come sfruttarle a </text:span><text:span text:style-name="T17">pieno</text:span><text:span text:style-name="T1"> ci vogliono sicuramente mesi e mesi di </text:span><text:soft-page-break/><text:span text:style-name="T1">esperienza fatta sul campo. Per realizzare giochi relativamente semplici ci si può comunque basare sugli esempi disponibili (talvolta anche giochi interi veri e propri) e sviluppare la propria idea partendo da quelli.</text:span></text:p>
      <text:p text:style-name="P11"><text:span text:style-name="T18">D</text:span><text:span text:style-name="T1">opo aver investito del tempo iniziale lo sviluppo d</text:span><text:span text:style-name="T18">ei</text:span><text:span text:style-name="T1"> progetti successivi è </text:span><text:span text:style-name="T18">sicuramente </text:span><text:span text:style-name="T1">molto più rapido; </text:span><text:span text:style-name="T18">inoltre</text:span><text:span text:style-name="T1"> </text:span><text:span text:style-name="T18">non si può pensare di sviluppare un gioco con un minimo di grafica e fisica senza l'utilizzo di un framework come questo.</text:span></text:p>
      <text:p text:style-name="P8"/>
      <text:p text:style-name="P8"/>
      <text:p text:style-name="P3">Ambiente di sviluppo</text:p>
      <text:p text:style-name="P3">Valutazione: 4</text:p>
      <text:p text:style-name="P8"/>
      <text:p text:style-name="P8">L'ambiente di sviluppo è Xcode. Per quanto riguarda la stesura di codice è sicuramente molto confortevole e ha tutto quello di cui uno sviluppatore ha bisogno. Tuttavia per lo sviluppo di giochi avanzati è comunque necessario avvalersi di altri programmi che consentono di lavorare con le sprite (eg. TexturePacker), programmi che consentono <text:span text:style-name="T19">di </text:span>produrre codice per gestire la fisica e le collisioni tra gli elementi del gioco (eg. PhysicsEditor) e programmi per la manipolazione delle immagini. </text:p>
      <text:p text:style-name="P8"/>
      <text:p text:style-name="P8"/>
      <text:p text:style-name="P3">Supporto ai dispositivi mobili</text:p>
      <text:p text:style-name="P3">Valutazione: 3</text:p>
      <text:p text:style-name="P8"/>
      <text:p text:style-name="P1"><text:span text:style-name="T1">Kobold2D è stato realizzato a partire da Cocos2D for iPhone; Cocos2D for iPhone è scritto in Objective-C per sistemi iOS e Mac OS X, ed è il port dell'originale Cocos2D, scritto in </text:span><text:span text:style-name="T6">P</text:span><text:span text:style-name="T1">ytohn. </text:span><text:span text:style-name="T20">Esistono dei metodi per cross-compilare il codice Objective-C per altre piattaforme </text:span><text:span text:style-name="T21">come Android </text:span><text:span text:style-name="T20">(vedere Apportable).</text:span></text:p>
      <text:p text:style-name="P8"/>
      <text:p text:style-name="P8"/>
      <text:p text:style-name="P3">Grafica nativa</text:p>
      <text:p text:style-name="P3">Valutazione: 5</text:p>
      <text:p text:style-name="P8"/>
      <text:p text:style-name="P8">Tutto il codice è basato su OpenGL, per cui si può sfruttare al massimo il chip grafico del dispositivo senza caricare il processore.</text:p>
      <text:p text:style-name="P8"/>
      <text:p text:style-name="P8"/>
      <text:p text:style-name="P3">Conoscenze richieste</text:p>
      <text:p text:style-name="P2"><text:span text:style-name="T1">Valutazione: </text:span><text:span text:style-name="T2">2</text:span></text:p>
      <text:p text:style-name="P8"/>
      <text:p text:style-name="P6"><text:span text:style-name="T1">Le conoscenze per arrivare a produrre un gioco </text:span><text:span text:style-name="T3">che abbia in sè</text:span><text:span text:style-name="T1"> un minimo di grafica e fisica sono molteplici; </text:span><text:span text:style-name="T3">il linguaggio di programmazione è solo il mezzo con cui si arriva al risultato. Il motore grafico alla base di Cocos2D è stato originalmente scritto in Python e successivamente riscritto in altri linguaggi di programmazione quali C++, C#, Java, etc.. Detto ciò il framework in versione Cocos2D for iPhone richiede un minimo di conoscenza del linguaggio Objective-C. Tale linguaggio ha avuto una rapida evoluzione negli ultimi 5 anni grazie al successo della piattaforma iOS. </text:span><text:span text:style-name="T4">Il linguaggio ha una sintassi all'inzio un po' ostica per chi viene da linguaggi quali C++ e Java, ma nel giro di qualche settimana di lavoro si riesce ad avere una padronanza sufficiente. È consigliato comunque seguire un tutorial o un libro che seguano un percorso logico per avere un minimo di base in modo da non intercorrere in errori grossolani o reinventare la ruota. </text:span><text:span text:style-name="T5">Apple mette a disposizione svariati framework per sviluppare App su iOS; un minimo di conoscenza di questi framework e dei pattern che si trovano all'interno di essi sarebbe utile, sebbene non strettamente necessari</text:span><text:span text:style-name="T27">a</text:span><text:span text:style-name="T5">. I giochi sono totalmente diversi da un'app di utilità che prevede l'uso di componenti grafici tipici del </text:span><text:span text:style-name="T22">dispositivo</text:span><text:span text:style-name="T5">, quindi non è necessario conoscere </text:span><text:span text:style-name="T26">framework come</text:span><text:span text:style-name="T5"> Cocoa Touch.</text:span></text:p>
      <text:p text:style-name="P9"><text:soft-page-break/></text:p>
      <text:p text:style-name="P9"/>
      <text:p text:style-name="P9"/>
      <text:p text:style-name="P5">Note Finali</text:p>
      <text:p text:style-name="P4"/>
      <text:p text:style-name="P10">Apple nell'estate 2013, con l'imminente release di iOS 7, ha annunciato il nuovo framework per la creazione di giochi in 2D: SpriteKit. <text:span text:style-name="T22">Questo framework è basato su Cocos2D. Questo potrebbe significare che molti sviluppatori che hanno come target di sviluppo solo iOS potrebbero passare ad usare questo nuovo framework. Lo stesso autore di Kobold2D ha cominiciato un nuovo progetto, chiamato KoboldKit, basato su SpriteKit. </text:span><text:span text:style-name="T23">Saranno comunque disponibili metodi come quello citato in precedenza che permett</text:span><text:span text:style-name="T24">eranno di </text:span><text:span text:style-name="T28">compilare</text:span><text:span text:style-name="T23"> </text:span><text:span text:style-name="T24">il codice anche</text:span><text:span text:style-name="T23"> </text:span><text:span text:style-name="T28">per</text:span><text:span text:style-name="T23"> Android.</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4:58:31</meta:creation-date>
    <dc:date>2013-09-10T09:27:40</dc:date>
    <meta:editing-duration>PT1H1M31S</meta:editing-duration>
    <meta:editing-cycles>39</meta:editing-cycles>
    <meta:generator>LibreOffice/4.0.4.2$MacOSX_x86 LibreOffice_project/9e9821abd0ffdbc09cd8c52eaa574fa09eb08f2</meta:generator>
    <meta:document-statistic meta:table-count="0" meta:image-count="0" meta:object-count="0" meta:page-count="3" meta:paragraph-count="34" meta:word-count="910" meta:character-count="5890" meta:non-whitespace-character-count="5006"/>
  </office:meta>
</office:document-meta>
</file>